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F00000212F666C7FA2FD8FE6A.png" manifest:media-type="image/png"/>
  <manifest:file-entry manifest:full-path="Pictures/100073ED00009698000054AB7D04B82717649E2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FreeSans2" svg:font-family="FreeSans" style:font-family-generic="swiss"/>
    <style:font-face style:name="Courier New2" svg:font-family="'Courier New'" style:font-family-generic="modern" style:font-pitch="fixed"/>
    <style:font-face style:name="Latin Modern Roman Slanted" svg:font-family="'Latin Modern Roman Slanted'" style:font-pitch="variable"/>
    <style:font-face style:name="Latin Modern Roman Unslanted2" svg:font-family="'Latin Modern Roman Unslanted'" style:font-adornments="Italic" style:font-pitch="variable"/>
    <style:font-face style:name="Liberation Serif1" svg:font-family="'Liberation Serif'" style:font-pitch="variable"/>
    <style:font-face style:name="Wingdings1" svg:font-family="Wingdings" style:font-pitch="variable"/>
    <style:font-face style:name="Courier New1" svg:font-family="'Courier New'" style:font-family-generic="modern" style:font-pitch="variable"/>
    <style:font-face style:name="Courier New" svg:font-family="'Courier New'" style:font-family-generic="roman" style:font-pitch="variable"/>
    <style:font-face style:name="Latin Modern Roman Unslanted" svg:font-family="'Latin Modern Roman Unslanted'" style:font-family-generic="roman" style:font-pitch="variable"/>
    <style:font-face style:name="Latin Modern Roman Unslanted1" svg:font-family="'Latin Modern Roman Unslanted'"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reeSans1" svg:font-family="Free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fo:min-height="15.472cm"/>
    </style:style>
    <style:style style:name="pr2" style:family="presentation" style:parent-style-name="Vintage-notes">
      <style:graphic-properties draw:fill-color="#ffffff" draw:auto-grow-height="true" fo:min-height="14cm"/>
    </style:style>
    <style:style style:name="pr3" style:family="presentation" style:parent-style-name="Vintage-title">
      <style:graphic-properties draw:auto-grow-height="true" fo:min-height="3.439cm"/>
    </style:style>
    <style:style style:name="pr4" style:family="presentation" style:parent-style-name="Vintage-outline1">
      <style:graphic-properties draw:stroke="solid" draw:stroke-dash="Ultrafine_20_2_20_Dots_20_3_20_Dashes" svg:stroke-width="0.028cm" svg:stroke-color="#000000" draw:marker-start-width="0.241cm" draw:marker-end-width="0.241cm" draw:fill="solid" draw:fill-color="#bf9c78" draw:opacity="100%" fo:min-height="11.929cm" fo:padding-top="0.013cm" fo:padding-bottom="0.013cm" fo:padding-left="0.013cm" fo:padding-right="0.013cm" draw:shadow="visible" draw:shadow-offset-x="0.141cm" draw:shadow-offset-y="0.141cm" draw:shadow-color="#999999"/>
    </style:style>
    <style:style style:name="pr5" style:family="presentation" style:parent-style-name="Vintage-title">
      <style:graphic-properties fo:min-height="3.067cm"/>
    </style:style>
    <style:style style:name="pr6" style:family="presentation" style:parent-style-name="Vintage-outline1">
      <style:graphic-properties fo:min-height="11.929cm"/>
    </style:style>
    <style:style style:name="pr7" style:family="presentation" style:parent-style-name="Vintage-notes">
      <style:graphic-properties draw:fill-color="#ffffff" fo:min-height="14cm"/>
    </style:style>
    <style:style style:name="pr8" style:family="presentation" style:parent-style-name="Vintage-title">
      <style:graphic-properties draw:auto-grow-height="true" fo:min-height="3.067cm"/>
    </style:style>
    <style:style style:name="pr9" style:family="presentation" style:parent-style-name="Vintage-outline1" style:list-style-name="L3">
      <style:graphic-properties fo:min-height="11.929cm"/>
    </style:style>
    <style:style style:name="pr10" style:family="presentation" style:parent-style-name="Vintage-title">
      <style:graphic-properties fo:min-height="3.439cm"/>
    </style:style>
    <style:style style:name="P1" style:family="paragraph">
      <loext:graphic-properties draw:fill-color="#ffffff"/>
    </style:style>
    <style:style style:name="P2" style:family="paragraph">
      <loext:graphic-properties draw:fill="solid" draw:fill-color="#bf9c78" draw:opacity="100%"/>
      <style:text-properties style:font-name="Latin Modern Roman Slanted"/>
    </style:style>
    <style:style style:name="P3" style:family="paragraph">
      <style:paragraph-properties fo:text-align="start"/>
    </style:style>
    <style:style style:name="T1" style:family="text">
      <style:text-properties style:font-name="Latin Modern Roman Slante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intage" presentation:presentation-page-layout-name="AL1T19">
        <draw:frame presentation:style-name="pr1" draw:layer="layout" svg:width="25.199cm" svg:height="15.472cm" svg:x="0.001cm" svg:y="1.328cm" presentation:class="title" presentation:user-transformed="true">
          <draw:text-box>
            <text:p><text:s/>Approaches for Handling Anaphora<text:line-break/><text:line-break/><text:line-break/><text:line-break/><text:line-break/>By: Atreyee Ghosal<text:line-break/>20161167<text:line-break/><text:line-break/></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3" draw:layer="layout" svg:width="22.5cm" svg:height="3.439cm" svg:x="1.4cm" svg:y="0.614cm" presentation:class="title">
          <draw:text-box>
            <text:p>Anaphora – The Textbook Definition</text:p>
          </draw:text-box>
        </draw:frame>
        <draw:frame presentation:style-name="pr4" draw:text-style-name="P2" draw:layer="layout" svg:width="25.199cm" svg:height="12.179cm" svg:x="1.401cm" svg:y="6.421cm" presentation:class="outline" presentation:user-transformed="true">
          <draw:text-box>
            <text:list text:style-name="L2">
              <text:list-header>
                <text:p><text:span text:style-name="T1">“</text:span><text:span text:style-name="T1">In linguistics, anaphora (/əˈnæfərə/) is the use of an </text:span><text:span text:style-name="T1">expression whose interpretation depends upon another </text:span><text:span text:style-name="T1">expression in context (its antecedent or postcedent). In a </text:span><text:span text:style-name="T1">narrower sense, anaphora is the use of an expression that </text:span><text:span text:style-name="T1">depends specifically upon an antecedent expression and </text:span><text:span text:style-name="T1">thus is contrasted with cataphora, which is the use of an </text:span><text:span text:style-name="T1">expression that depends upon a postcedent expression.”</text:span></text:p>
                <text:p><text:span text:style-name="T1">- The Wikipedia Page on Anaphora(Linguistics)</text:span></text:p>
              </text:list-header>
            </text:list>
          </draw:text-box>
        </draw:frame>
        <presentation:notes draw:style-name="dp2">
          <draw:page-thumbnail draw:style-name="gr1" draw:layer="layout" svg:width="17cm" svg:height="9.56cm" svg:x="2cm" svg:y="2.5cm" draw:page-number="2" presentation:class="page"/>
          <draw:frame presentation:style-name="pr2"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5" draw:layer="layout" svg:width="22.5cm" svg:height="3.067cm" svg:x="1.4cm" svg:y="0.8cm" presentation:class="title">
          <draw:text-box>
            <text:p>Examples of Anaphora</text:p>
          </draw:text-box>
        </draw:frame>
        <draw:frame presentation:style-name="pr6" draw:layer="layout" svg:width="25.2cm" svg:height="12.179cm" svg:x="1.4cm" svg:y="5.066cm" presentation:class="outline">
          <draw:text-box>
            <text:list text:style-name="L2">
              <text:list-item>
                <text:p><text:span text:style-name="T2">Susan</text:span> was a caring girl. <text:span text:style-name="T3">She</text:span> loved <text:span text:style-name="T4">her pet raccoon</text:span> very much.</text:p>
                <text:p>- Anaphor refers to subject of the preceeding sentence.</text:p>
              </text:list-item>
              <text:list-item>
                <text:p>Susan had a <text:span text:style-name="T2">pet raccoon</text:span>, <text:span text:style-name="T3">who</text:span> was very naughty.</text:p>
                <text:p>- Anaphor refers to object of the preceeding clause.</text:p>
              </text:list-item>
              <text:list-item>
                <text:p>Susan’s pet raccoon dug through the <text:span text:style-name="T2">dumpster,</text:span> upending <text:span text:style-name="T3">it</text:span> onto the road.</text:p>
                <text:p>- Anaphor refers to inanimate object of the preceeding clause</text:p>
              </text:list-item>
            </text:list>
          </draw:text-box>
        </draw:frame>
        <presentation:notes draw:style-name="dp2">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5" draw:layer="layout" svg:width="22.5cm" svg:height="3.067cm" svg:x="1.4cm" svg:y="0.8cm" presentation:class="title">
          <draw:text-box>
            <text:p>Examples of Anaphora</text:p>
          </draw:text-box>
        </draw:frame>
        <draw:frame presentation:style-name="pr6" draw:layer="layout" svg:width="25.2cm" svg:height="15.134cm" svg:x="1.4cm" svg:y="5.066cm" presentation:class="outline" presentation:user-transformed="true">
          <draw:text-box>
            <text:list text:style-name="L2">
              <text:list-item>
                <text:p><text:span text:style-name="T2">The raccoon caused a huge noise</text:span>, <text:span text:style-name="T3">which</text:span> upset the whole neighbourhood.</text:p>
                <text:p>- Anaphor referring to a VP</text:p>
              </text:list-item>
              <text:list-item>
                <text:p>Susan was <text:span text:style-name="T2">confused</text:span>. <text:span text:style-name="T3">So</text:span> were the neighbours.</text:p>
                <text:p>- Anaphor referring to an antecedent adjective</text:p>
              </text:list-item>
              <text:list-item>
                <text:p>The raccoon, following in <text:span text:style-name="T3">its owner’s</text:span> example, was a kind animal, and had <text:span text:style-name="T3">done it</text:span> so that <text:span text:style-name="T2">Susan could also partake in the </text:span><text:span text:style-name="T2">warm, nourishing, sweet-smelling trash</text:span>. However, <text:span text:style-name="T5">it</text:span> was not to <text:span text:style-name="T3">be so</text:span>. </text:p>
                <text:p>- Anaphors are not always pronouns; they can also be expressions or MWEs that refer to an antecedent.</text:p>
                <text:p>- Anaphors can summarise verb phrases or entire events. Eg: “done it” refers to the raccoon upending the dumpster.</text:p>
                <text:p><text:s text:c="3"/>- “it” is not an anaphor, as it does not refer to a situation in the text. In this <text:s text:c="8"/>context, it is an <text:span text:style-name="T6">exophor.</text:span></text:p>
                <text:p><text:span text:style-name="T6"><text:s text:c="7"/></text:span><text:span text:style-name="T6">- </text:span><text:span text:style-name="T7">We can see “be so” referring to the entire VP “Susan could </text:span><text:span text:style-name="T7">... trash.”</text:span></text:p>
              </text:list-item>
            </text:list>
          </draw:text-box>
        </draw:frame>
        <presentation:notes draw:style-name="dp2">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5" draw:layer="layout" svg:width="22.5cm" svg:height="3.067cm" svg:x="1.4cm" svg:y="0.8cm" presentation:class="title">
          <draw:text-box>
            <text:p>Ambiguous Anaphora Problems</text:p>
          </draw:text-box>
        </draw:frame>
        <draw:frame presentation:style-name="pr6" draw:layer="layout" svg:width="25.2cm" svg:height="12.179cm" svg:x="1.4cm" svg:y="5.066cm" presentation:class="outline" presentation:user-transformed="true">
          <draw:text-box>
            <text:list text:style-name="L2">
              <text:list-item>
                <text:p>Ambiguity:</text:p>
                <text:p>“<text:span text:style-name="T2">Susan</text:span> had a <text:span text:style-name="T2">female raccoon</text:span>. <text:span text:style-name="T3">She</text:span> loved <text:span text:style-name="T3">her</text:span> very much.”</text:p>
                <text:p/>
              </text:list-item>
              <text:list-item>
                <text:p>Even human beings have problems in interpreting this kind of ambiguity.</text:p>
              </text:list-item>
            </text:list>
          </draw:text-box>
        </draw:frame>
        <presentation:notes draw:style-name="dp2">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8" draw:layer="layout" svg:width="22.5cm" svg:height="3.067cm" svg:x="1.4cm" svg:y="0.8cm" presentation:class="title">
          <draw:text-box>
            <text:p>Centering Theory (CT)</text:p>
          </draw:text-box>
        </draw:frame>
        <draw:frame presentation:style-name="pr6" draw:layer="layout" svg:width="25.2cm" svg:height="12.179cm" svg:x="1.4cm" svg:y="5.066cm" presentation:class="outline">
          <draw:text-box>
            <text:list text:style-name="L2">
              <text:list-item>
                <text:p>Proposed by Grosz, Joshi, and Weinstein in 1983.</text:p>
              </text:list-item>
              <text:list-item>
                <text:p>At any given point in a discourse, the attention of the participants is ‘centered’ on a set of entities that are a subset of all the entities in the discourse. </text:p>
              </text:list-item>
              <text:list-item>
                <text:p>For a given utterance, the attention of the participants is centered on a single entity.</text:p>
              </text:list-item>
              <text:list-item>
                <text:p>Degree of centrality of an entity imposes constraints on what can be the antecedent.</text:p>
              </text:list-item>
              <text:list-item>
                <text:p>Within the theory, there are different types of centers: </text:p>
                <text:list>
                  <text:list-item>
                    <text:p>Forward facing centers:</text:p>
                  </text:list-item>
                </text:list>
                <text:p>A set of discourse entities evoked by an utterance in a discourse segment. These discourse entities are sometimes ranked according to degree of centrality. (Subject &gt; Object &gt; Other)</text:p>
                <text:list>
                  <text:list-item text:start-value="1">
                    <text:p>Backwards facing center</text:p>
                  </text:list-item>
                </text:list>
                <text:p>The highest ranked discourse entity in the previous utterance.</text:p>
                <text:list>
                  <text:list-item text:start-value="1">
                    <text:p>Preferred center</text:p>
                  </text:list-item>
                </text:list>
                <text:p>The highest ranked discourse entity in the previous utterance realised in the current utterance.</text:p>
              </text:list-item>
            </text:list>
          </draw:text-box>
        </draw:frame>
        <presentation:notes draw:style-name="dp2">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5" draw:layer="layout" svg:width="22.5cm" svg:height="3.067cm" svg:x="1.4cm" svg:y="0.8cm" presentation:class="title">
          <draw:text-box>
            <text:p>Algorithms Based on CT </text:p>
          </draw:text-box>
        </draw:frame>
        <draw:frame presentation:style-name="pr6" draw:layer="layout" svg:width="25.2cm" svg:height="12.179cm" svg:x="1.4cm" svg:y="5.066cm" presentation:class="outline">
          <draw:text-box>
            <text:list text:style-name="L2">
              <text:list-item>
                <text:p>Algorithms for handling anaphora use Centering Theory to:</text:p>
                <text:list>
                  <text:list-item>
                    <text:p>Identify the antecedent of an anaphor.</text:p>
                  </text:list-item>
                  <text:list-item>
                    <text:p>If multiple entities, or ‘centers of discourse’, are present in a discourse, Centering Theory provides us a way to assign a single most probable antecedent to an anaphor.</text:p>
                  </text:list-item>
                  <text:list-item>
                    <text:p>Antecedents of an anaphor assigned based on ranking of forward facing centres of previous sentence.</text:p>
                  </text:list-item>
                </text:list>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8" draw:layer="layout" svg:width="22.5cm" svg:height="3.067cm" svg:x="1.4cm" svg:y="0.8cm" presentation:class="title">
          <draw:text-box>
            <text:p>The Problem of Abstract Anaphora</text:p>
          </draw:text-box>
        </draw:frame>
        <draw:frame presentation:style-name="pr6" draw:layer="layout" svg:width="25.2cm" svg:height="12.179cm" svg:x="1.4cm" svg:y="5.066cm" presentation:class="outline">
          <draw:text-box>
            <text:list text:style-name="L2">
              <text:list-header>
                <text:p/>
              </text:list-header>
              <text:list-item>
                <text:p>While coreference resolution works on resolving relations between sets of real-world entities (people, objects, corporations, etc.) and anaphor mentions.</text:p>
              </text:list-item>
              <text:list-item>
                <text:p>On another hand, there are types of abstract anaphors, where references are made to propositions, facts, events or properties.</text:p>
              </text:list-item>
              <text:list-item>
                <text:p>Abstract anaphors typically have non-nominal antecedents.</text:p>
              </text:list-item>
              <text:list-item>
                <text:p>We refer to the sentence that contains the abstract anaphor as the <text:span text:style-name="T6">anaphoric sentence</text:span>, and the <text:span text:style-name="T2">constituent</text:span> that the anaphor refers to as the <text:span text:style-name="T6">antecedent</text:span>.</text:p>
              </text:list-item>
            </text:list>
          </draw:text-box>
        </draw:frame>
        <presentation:notes draw:style-name="dp2">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3" draw:layer="layout" svg:width="22.5cm" svg:height="3.439cm" svg:x="1.4cm" svg:y="0.614cm" presentation:class="title" presentation:user-transformed="true">
          <draw:text-box>
            <text:p>Entity-Centered Model : Definitions</text:p>
          </draw:text-box>
        </draw:frame>
        <draw:frame presentation:style-name="pr9" draw:text-style-name="P3" draw:layer="layout" svg:width="25.2cm" svg:height="12.179cm" svg:x="1.4cm" svg:y="5.066cm" presentation:class="outline">
          <draw:text-box>
            <text:list text:style-name="L3">
              <text:list-item>
                <text:p text:style-name="P3">Mentions: an observed textual reference to a latent real-world entity. Types:</text:p>
                <text:list>
                  <text:list-item>
                    <text:p text:style-name="P3">Proper (Referring)</text:p>
                  </text:list-item>
                  <text:list-item>
                    <text:p text:style-name="P3">Nominal (Referring)</text:p>
                  </text:list-item>
                  <text:list-item>
                    <text:p text:style-name="P3">Pronominal</text:p>
                  </text:list-item>
                </text:list>
              </text:list-item>
              <text:list-item>
                <text:p text:style-name="P3">Entity: a specific individual or object in the world, realised in this algorithm as a mapping from a set of properties to a set of lists of ‘canonical’ words used for each property.</text:p>
              </text:list-item>
              <text:list-item>
                <text:p text:style-name="P3">Types: reresent classes of entities, and place constraints (in the form of ‘fertitility’ - a constraint on entity list lengths) on the properties those entities can possess.</text:p>
              </text:list-item>
            </text:list>
          </draw:text-box>
        </draw:frame>
        <presentation:notes draw:style-name="dp2">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3" draw:layer="layout" svg:width="22.5cm" svg:height="3.439cm" svg:x="1.4cm" svg:y="0.614cm" presentation:class="title">
          <draw:text-box>
            <text:p>Entity-Centered Model - Architecture</text:p>
          </draw:text-box>
        </draw:frame>
        <draw:frame presentation:style-name="pr6" draw:text-style-name="P3" draw:layer="layout" svg:width="25.2cm" svg:height="12.179cm" svg:x="1.4cm" svg:y="5.066cm" presentation:class="outline">
          <draw:text-box>
            <text:p text:style-name="P3"/>
            <text:p text:style-name="P3">The entity-centred module, resting on the base structure, relies on a pipeline of three modules to complete the end-to-end task of coreference resolution.</text:p>
            <text:p text:style-name="P3">There exists one parameter group for types, </text:p>
            <text:p text:style-name="P3">T = { t1, t2, ...} </text:p>
            <text:p text:style-name="P3">Where t1, t2 and so on are parameters for each individial type. A second group comprises of parameters for discourse choices. </text:p>
            <text:p text:style-name="P3">We will attempt to explain the modules of the entity-centered model in the abstract.</text:p>
          </draw:text-box>
        </draw:frame>
        <presentation:notes draw:style-name="dp2">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10" draw:layer="layout" svg:width="22.5cm" svg:height="3.439cm" svg:x="1.4cm" svg:y="0.614cm" presentation:class="title" presentation:user-transformed="true">
          <draw:text-box>
            <text:p>Entity-Centered Model: <text:line-break/>Semantic Module</text:p>
          </draw:text-box>
        </draw:frame>
        <draw:frame presentation:style-name="pr6" draw:layer="layout" svg:width="25.2cm" svg:height="12.179cm" svg:x="1.4cm" svg:y="5.066cm" presentation:class="outline">
          <draw:text-box>
            <text:p text:style-name="P3">Semantic Module – Generates a sequence E of entities.</text:p>
            <text:p text:style-name="P3"/>
            <text:p text:style-name="P3">Each entity consists of a type indicator T, as well as a collection of word lists for every property of the entity (head, etc.)</text:p>
          </draw:text-box>
        </draw:frame>
        <presentation:notes draw:style-name="dp2">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10" draw:layer="layout" svg:width="22.5cm" svg:height="3.439cm" svg:x="1.4cm" svg:y="0.614cm" presentation:class="title" presentation:user-transformed="true">
          <draw:text-box>
            <text:p>Entity-Centered Model:<text:line-break/>Discourse Module</text:p>
          </draw:text-box>
        </draw:frame>
        <draw:frame presentation:style-name="pr6" draw:layer="layout" svg:width="25.2cm" svg:height="12.179cm" svg:x="1.4cm" svg:y="5.066cm" presentation:class="outline" presentation:user-transformed="true">
          <draw:text-box>
            <text:list text:style-name="L2">
              <text:list-item>
                <text:p>The discourse module assigns an entity to each mention. It returns pairwise relations between mentions and their antecedents- the antecedent of each mention is either an anaphor itself pointing to a ‘root’ entity, or a new entity.</text:p>
              </text:list-item>
              <text:list-item>
                <text:p>A feature-based approach is taken to identify coreferents. </text:p>
              </text:list-item>
              <text:list-item>
                <text:p>Features used between a mention and an antecedent are: tree distance, sentence distance and the syntactic positions (subject, object and oblique) of the mention and its antecedent.</text:p>
              </text:list-item>
              <text:list-item>
                <text:p>Features used to identify a new entity are: a ‘definiteness’ feature (extracted from the mention’s determiner, the top CFG rule of the mention parse node, its syntactic role, a ‘bias’ feature. These features are conjoined with the form of the mention (nominal or pronoun).</text:p>
              </text:list-item>
              <text:list-item>
                <text:p>Pronoun antecedents are limited to the current and last two sentences.</text:p>
              </text:list-item>
              <text:list-item>
                <text:p>Nominal antecedents are restricted to the current and last three sentences.</text:p>
              </text:list-item>
              <text:list-item>
                <text:p>Nominals are not allowed to have direct pronoun antecedents.</text:p>
              </text:list-item>
              <text:list-item>
                <text:p>In contrast to nominals and pronouns, the choice of entity for a proper mention are governed more by entity frequency than antecedent distance.</text:p>
              </text:list-item>
            </text:list>
          </draw:text-box>
        </draw:frame>
        <presentation:notes draw:style-name="dp2">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10" draw:layer="layout" svg:width="22.5cm" svg:height="3.439cm" svg:x="1.4cm" svg:y="0.614cm" presentation:class="title" presentation:user-transformed="true">
          <draw:text-box>
            <text:p>Entity-Centered Model:<text:line-break/>Mention Generation Module</text:p>
          </draw:text-box>
        </draw:frame>
        <draw:frame presentation:style-name="pr6" draw:layer="layout" svg:width="25.2cm" svg:height="12.179cm" svg:x="1.4cm" svg:y="5.066cm" presentation:class="outline">
          <draw:text-box>
            <text:p text:style-name="P3">Mention Generation Module: independently renders the sequence of mentions – as a set of word values corresponding to underlying properties- from their underlying entities.</text:p>
            <text:p text:style-name="P3"/>
            <text:p text:style-name="P3">Word values can either be selected from the property list of the entity associated with that mention, or from the property list of the type associated with that mention. (Indicated to the system by a given parameter.)</text:p>
          </draw:text-box>
        </draw:frame>
        <presentation:notes draw:style-name="dp2">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FreeSans2" svg:font-family="FreeSans" style:font-family-generic="swiss"/>
    <style:font-face style:name="Courier New2" svg:font-family="'Courier New'" style:font-family-generic="modern" style:font-pitch="fixed"/>
    <style:font-face style:name="Latin Modern Roman Slanted" svg:font-family="'Latin Modern Roman Slanted'" style:font-pitch="variable"/>
    <style:font-face style:name="Latin Modern Roman Unslanted2" svg:font-family="'Latin Modern Roman Unslanted'" style:font-adornments="Italic" style:font-pitch="variable"/>
    <style:font-face style:name="Liberation Serif1" svg:font-family="'Liberation Serif'" style:font-pitch="variable"/>
    <style:font-face style:name="Wingdings1" svg:font-family="Wingdings" style:font-pitch="variable"/>
    <style:font-face style:name="Courier New1" svg:font-family="'Courier New'" style:font-family-generic="modern" style:font-pitch="variable"/>
    <style:font-face style:name="Courier New" svg:font-family="'Courier New'" style:font-family-generic="roman" style:font-pitch="variable"/>
    <style:font-face style:name="Latin Modern Roman Unslanted" svg:font-family="'Latin Modern Roman Unslanted'" style:font-family-generic="roman" style:font-pitch="variable"/>
    <style:font-face style:name="Latin Modern Roman Unslanted1" svg:font-family="'Latin Modern Roman Unslanted'"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reeSans1" svg:font-family="Free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office:font-face-decls>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style>
    <style:style style:name="Heading_20_1" style:display-name="Heading 1" style:family="graphic">
      <style:paragraph-properties fo:text-align="justify" style:text-autospace="none" style:writing-mode="lr-tb"/>
      <style:text-properties style:use-window-font-color="true"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Heading_20_2" style:display-name="Heading 2" style:family="graphic">
      <style:paragraph-properties fo:margin-left="4.48cm" fo:margin-right="0cm" fo:line-height="200%" fo:text-align="justify" fo:text-indent="2.24cm" style:text-autospace="none" style:writing-mode="lr-tb"/>
      <style:text-properties style:use-window-font-color="true"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Heading_20_3" style:display-name="Heading 3" style:family="graphic">
      <style:paragraph-properties fo:text-align="justify" style:text-autospace="none" style:writing-mode="lr-tb"/>
      <style:text-properties style:use-window-font-color="true" style:font-name="Times New Roman" fo:font-family="'Times New Roman'" style:font-family-generic="roman" style:font-pitch="variable" fo:font-size="16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Visited_20_Internet_20_Link" style:display-name="Visited Internet Link" style:family="graphic">
      <style:paragraph-properties style:text-autospace="none"/>
      <style:text-properties fo:color="#80008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8" style:family="graphic">
      <style:paragraph-properties style:text-autospace="none"/>
    </style:style>
    <style:style style:name="WW8Num19z7" style:family="graphic">
      <style:paragraph-properties style:text-autospace="none"/>
    </style:style>
    <style:style style:name="WW8Num19z6" style:family="graphic">
      <style:paragraph-properties style:text-autospace="none"/>
    </style:style>
    <style:style style:name="WW8Num19z5" style:family="graphic">
      <style:paragraph-properties style:text-autospace="none"/>
    </style:style>
    <style:style style:name="WW8Num19z4" style:family="graphic">
      <style:paragraph-properties style:text-autospace="none"/>
    </style:style>
    <style:style style:name="WW8Num19z3" style:family="graphic">
      <style:paragraph-properties style:text-autospace="none"/>
    </style:style>
    <style:style style:name="WW8Num19z2" style:family="graphic">
      <style:paragraph-properties style:text-autospace="none"/>
    </style:style>
    <style:style style:name="WW8Num19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0" style:family="graphic">
      <style:paragraph-properties style:text-autospace="none"/>
    </style:style>
    <style:style style:name="WW8Num18z8" style:family="graphic">
      <style:paragraph-properties style:text-autospace="none"/>
    </style:style>
    <style:style style:name="WW8Num18z7" style:family="graphic">
      <style:paragraph-properties style:text-autospace="none"/>
    </style:style>
    <style:style style:name="WW8Num18z6" style:family="graphic">
      <style:paragraph-properties style:text-autospace="none"/>
    </style:style>
    <style:style style:name="WW8Num18z5" style:family="graphic">
      <style:paragraph-properties style:text-autospace="none"/>
    </style:style>
    <style:style style:name="WW8Num18z4" style:family="graphic">
      <style:paragraph-properties style:text-autospace="none"/>
    </style:style>
    <style:style style:name="WW8Num18z3" style:family="graphic">
      <style:paragraph-properties style:text-autospace="none"/>
    </style:style>
    <style:style style:name="WW8Num18z2" style:family="graphic">
      <style:paragraph-properties style:text-autospace="none"/>
    </style:style>
    <style:style style:name="WW8Num18z1" style:family="graphic">
      <style:paragraph-properties style:text-autospace="none"/>
    </style:style>
    <style:style style:name="WW8Num18z0" style:family="graphic">
      <style:paragraph-properties style:text-autospace="non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5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2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style>
    <style:style style:name="WW8Num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Body_20_Text_20_3" style:display-name="Body Text 3" style:family="graphic">
      <style:paragraph-properties fo:text-align="justify" style:text-autospace="none" style:writing-mode="lr-tb"/>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Footer"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Body_20_Text_20_2" style:display-name="Body Text 2" style:family="graphic">
      <style:paragraph-properties fo:text-align="justify"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ext_20_Body_20_Indent" style:display-name="Text Body Indent" style:family="graphic">
      <style:paragraph-properties fo:margin-left="2.24cm" fo:margin-right="0cm" fo:text-align="justify" fo:text-indent="0cm" style:text-autospace="none"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2pt" style:language-asian="ar" style:country-asian="SA"/>
    </style:style>
    <style:style style:name="Index"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US" style:font-name-asian="FreeSans2" style:font-family-asian="FreeSans" style:font-family-generic-asian="swiss" style:font-size-asian="12pt" style:language-asian="ar" style:country-asian="SA"/>
    </style:style>
    <style:style style:name="Caption" style:family="graphic">
      <style:paragraph-properties fo:margin-left="6.72cm" fo:margin-right="0cm" fo:text-align="justify" fo:text-indent="2.24cm" style:text-autospace="none" style:writing-mode="lr-tb"/>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 style:family="graphic">
      <style:paragraph-properties fo:text-align="justify" style:text-autospace="none" style:writing-mode="lr-tb"/>
      <style:text-properties style:use-window-font-color="true" style:font-name="Times New Roman" fo:font-family="'Times New Roman'" style:font-family-generic="roman" style:font-pitch="variable" fo:font-size="14pt" fo:language="en" fo:country="US" style:font-name-asian="FreeSans2" style:font-family-asian="FreeSans" style:font-family-generic-asian="swiss" style:font-size-asian="12pt" style:language-asian="ar" style:country-asian="SA"/>
    </style:style>
    <style:style style:name="Text_20_Body" style:display-name="Text Body" style:family="graphic">
      <style:paragraph-properties fo:text-align="justify" style:text-autospace="none"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2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0000" style:text-outline="false" style:text-line-through-style="none" style:text-line-through-type="none" style:font-name="Latin Modern Roman Unslanted2" fo:font-family="'Latin Modern Roman Unslanted'" style:font-style-name="Italic" style:font-pitch="variable" fo:font-size="32pt" fo:font-style="italic"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7D04B82717649E2D.svg" xlink:type="simple" xlink:show="embed" xlink:actuate="onLoad">
          <text:p/>
        </draw:image>
        <draw:image xlink:href="Pictures/10000201000003AF00000212F666C7FA2FD8FE6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7T00:17:49.274787382</meta:creation-date>
    <dc:date>2018-04-27T13:52:45.625709241</dc:date>
    <meta:editing-duration>PT17M17S</meta:editing-duration>
    <meta:editing-cycles>2</meta:editing-cycles>
    <meta:generator>LibreOffice/5.1.6.2$Linux_X86_64 LibreOffice_project/10m0$Build-2</meta:generator>
    <meta:document-statistic meta:object-count="84"/>
  </office:meta>
</office:document-meta>
</file>